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09b76a" officeooo:paragraph-rsid="0009b76a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b76a" officeooo:paragraph-rsid="0009b76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f0cc" officeooo:paragraph-rsid="000af0c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501e" officeooo:paragraph-rsid="000b501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8d5c" officeooo:paragraph-rsid="000b501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bold" officeooo:rsid="0009b76a" officeooo:paragraph-rsid="0009b76a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bold" officeooo:rsid="000af0cc" officeooo:paragraph-rsid="000af0cc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bold" officeooo:rsid="000b501e" officeooo:paragraph-rsid="000b501e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f0cc"/>
    </style:style>
    <style:style style:name="T3" style:family="text">
      <style:text-properties officeooo:rsid="000b50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 3 BDD MIDI’Home Camping</text:p>
      <text:p text:style-name="P1"/>
      <text:p text:style-name="P1"/>
      <text:p text:style-name="P2">R3A) </text:p>
      <text:p text:style-name="P2"><text:span text:style-name="T1"/></text:p>
      <text:p text:style-name="P2"><text:span text:style-name="T1">nom et prénom des employés n’ayant pas de chef</text:span></text:p>
      <text:p text:style-name="P2"><text:span text:style-name="T1"/></text:p>
      <text:p text:style-name="P2">SELECT nomClient, prenomClient FROM clients WHERE idChef is NULL</text:p>
      <text:p text:style-name="P2"/>
      <text:p text:style-name="P2">R3B)</text:p>
      <text:p text:style-name="P2"/>
      <text:p text:style-name="P6">Le nom des bungalows qui n’ont jamais été loués (MINUS, NOT IN, NOT EXISTS)</text:p>
      <text:p text:style-name="P6"/>
      <text:p text:style-name="P2">SELECT nomBungalow FROM bungalows WHERE idBungalow IN</text:p>
      <text:p text:style-name="P2">(SELECT idBungalow FROM bungalows</text:p>
      <text:p text:style-name="P2">MINUS </text:p>
      <text:p text:style-name="P2">SELECT idBungalow FROM locations)</text:p>
      <text:p text:style-name="P2"/>
      <text:p text:style-name="P2">SELECT nomBungalow FROM bungalows WHERE idBungalow NOT IN</text:p>
      <text:p text:style-name="P2">(SELECT idBungalow FROM locations)</text:p>
      <text:p text:style-name="P2"/>
      <text:p text:style-name="P2">SELECT nomBungalow FROM bungalows b WHERE NOT EXISTS</text:p>
      <text:p text:style-name="P2">(SELECT * FROM locations l WHERE b.idBungalow=l.idBungalow)</text:p>
      <text:p text:style-name="P2"/>
      <text:p text:style-name="P2">R30)</text:p>
      <text:p text:style-name="P2"/>
      <text:p text:style-name="P6">Le nom des campings qui n’ont pas d’employés</text:p>
      <text:p text:style-name="P6"/>
      <text:p text:style-name="P2">SELECT nomCamping FROM campings c WHERE NOT EXISTS</text:p>
      <text:p text:style-name="P2">(SELECT * FROM Employes e WHERE c.idCamping=e.idCamping)</text:p>
      <text:p text:style-name="P2"/>
      <text:p text:style-name="P2">SELECT nomCamping FROM campings WHERE idCamping IN </text:p>
      <text:p text:style-name="P2">(SELECT idCamping FROM campings </text:p>
      <text:p text:style-name="P2">MINUS</text:p>
      <text:p text:style-name="P2">SELECT idCamping FROM employes)</text:p>
      <text:p text:style-name="P2"/>
      <text:p text:style-name="P2">SELECT nomBungalow FROM bungalows WHERE idBungalow NOT IN</text:p>
      <text:p text:style-name="P2">(SELECT idBungalow FROM Employes) : <text:span text:style-name="T2">Ne marche pas car Homonymes !</text:span></text:p>
      <text:p text:style-name="P2"/>
      <text:p text:style-name="P3">R31)</text:p>
      <text:p text:style-name="P3"/>
      <text:p text:style-name="P7">Le nombre de bungalows qui ne propose pas de services</text:p>
      <text:p text:style-name="P7"/>
      <text:p text:style-name="P3">SELECT COUNT(DISTINCT idBungalow) FROM bungalows WHERE idBungalow IN (</text:p>
      <text:p text:style-name="P3">SELECT idBungalow FROM bungalows</text:p>
      <text:p text:style-name="P3">MINUS</text:p>
      <text:p text:style-name="P3">SELECT idBungalow FROM proposer)</text:p>
      <text:p text:style-name="P3"/>
      <text:p text:style-name="P4">R32)</text:p>
      <text:p text:style-name="P4"/>
      <text:p text:style-name="P8">Le nom des clients qui ont réalisés des locations de – de 58 m²</text:p>
      <text:p text:style-name="P8"/>
      <text:p text:style-name="P5"><text:soft-page-break/>SELECT nomClient FROM clients c JOIN locations l ON c.idClient=l.idClient JOIN bungalows b ON l.idBungalow=b.idBungalow WHERE superficieBungalow&lt;<text:span text:style-name="T3">58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3T21:36:46.924000000</meta:creation-date>
    <dc:date>2022-02-23T22:45:23.801000000</dc:date>
    <meta:editing-duration>PT29M42S</meta:editing-duration>
    <meta:editing-cycles>1</meta:editing-cycles>
    <meta:document-statistic meta:table-count="0" meta:image-count="0" meta:object-count="0" meta:page-count="2" meta:paragraph-count="33" meta:word-count="202" meta:character-count="1352" meta:non-whitespace-character-count="1179"/>
    <meta:generator>LibreOffice/7.2.1.2$Windows_X86_64 LibreOffice_project/87b77fad49947c1441b67c559c339af8f3517e22</meta:generator>
  </office:meta>
</office:document-meta>
</file>